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1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4.304cm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4.304cm" fo:padding-top="0.13cm" fo:padding-bottom="0.13cm" fo:padding-left="0.25cm" fo:padding-right="0.25cm" fo:wrap-option="no-wrap" draw:shadow="hidden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017cm" fo:min-width="4.304cm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1cm" svg:stroke-color="#ff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71cm" svg:stroke-color="#3333cc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margin-top="0.211cm" fo:margin-bottom="0cm" fo:line-height="100%" fo:text-indent="0cm"/>
    </style:style>
    <style:style style:name="P3" style:family="paragraph">
      <style:paragraph-properties text:enable-numbering="false" fo:margin-left="0cm" fo:margin-right="0cm" fo:margin-top="0.211cm" fo:margin-bottom="0cm" fo:line-height="100%" fo:text-indent="0cm" style:writing-mode="lr-tb"/>
    </style:style>
    <style:style style:name="P4" style:family="paragraph">
      <style:paragraph-properties style:writing-mode="lr-tb"/>
    </style:style>
    <style:style style:name="T1" style:family="text">
      <style:text-properties fo:color="#3333cc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605cm" svg:y1="7.736cm" svg:x2="1.609cm" svg:y2="8.159cm">
            <text:p/>
          </draw:line>
          <draw:g>
            <draw:line draw:style-name="gr1" draw:text-style-name="P1" draw:layer="layout" svg:x1="8.801cm" svg:y1="7.736cm" svg:x2="8.806cm" svg:y2="8.159cm">
              <text:p/>
            </draw:line>
            <draw:g>
              <draw:line draw:style-name="gr1" draw:text-style-name="P1" draw:layer="layout" svg:x1="1.605cm" svg:y1="7.948cm" svg:x2="8.801cm" svg:y2="7.952cm">
                <text:p/>
              </draw:line>
              <draw:custom-shape draw:style-name="gr2" draw:text-style-name="P3" draw:layer="layout" svg:width="4.804cm" svg:height="1.277cm" svg:x="2.858cm" svg:y="8.697cm">
                <text:p text:style-name="P2"><text:span text:style-name="T1">Consensus 1</text:span></text:p>
                <draw:enhanced-geometry svg:viewBox="0 0 21600 21600" draw:type="mso-spt202" draw:enhanced-path="M 0 0 L 21600 0 21600 21600 0 21600 0 0 Z N"/>
              </draw:custom-shape>
            </draw:g>
          </draw:g>
        </draw:g>
        <draw:g>
          <draw:line draw:style-name="gr1" draw:text-style-name="P1" draw:layer="layout" svg:x1="9.648cm" svg:y1="7.762cm" svg:x2="9.652cm" svg:y2="8.186cm">
            <text:p/>
          </draw:line>
          <draw:g>
            <draw:line draw:style-name="gr1" draw:text-style-name="P1" draw:layer="layout" svg:x1="13.035cm" svg:y1="7.736cm" svg:x2="13.039cm" svg:y2="8.159cm">
              <text:p/>
            </draw:line>
            <draw:g>
              <draw:line draw:style-name="gr1" draw:text-style-name="P1" draw:layer="layout" svg:x1="9.648cm" svg:y1="7.948cm" svg:x2="13.035cm" svg:y2="7.952cm">
                <text:p/>
              </draw:line>
              <draw:custom-shape draw:style-name="gr3" draw:text-style-name="P3" draw:layer="layout" svg:width="4.804cm" svg:height="1.277cm" svg:x="8.952cm" svg:y="8.697cm">
                <text:p text:style-name="P2"><text:span text:style-name="T1">Consensus 2</text:span></text:p>
                <draw:enhanced-geometry svg:viewBox="0 0 21600 21600" draw:type="mso-spt202" draw:enhanced-path="M 0 0 L 21600 0 21600 21600 0 21600 0 0 Z N"/>
              </draw:custom-shape>
            </draw:g>
          </draw:g>
        </draw:g>
        <draw:g>
          <draw:line draw:style-name="gr1" draw:text-style-name="P1" draw:layer="layout" svg:x1="23.618cm" svg:y1="7.736cm" svg:x2="23.622cm" svg:y2="8.159cm">
            <text:p/>
          </draw:line>
          <draw:g>
            <draw:line draw:style-name="gr1" draw:text-style-name="P1" draw:layer="layout" svg:x1="14.093cm" svg:y1="7.736cm" svg:x2="14.097cm" svg:y2="8.159cm">
              <text:p/>
            </draw:line>
            <draw:g>
              <draw:line draw:style-name="gr1" draw:text-style-name="P1" draw:layer="layout" svg:x1="14.093cm" svg:y1="7.948cm" svg:x2="23.618cm" svg:y2="7.952cm">
                <text:p/>
              </draw:line>
              <draw:custom-shape draw:style-name="gr4" draw:text-style-name="P3" draw:layer="layout" svg:width="4.804cm" svg:height="1.277cm" svg:x="16.616cm" svg:y="8.697cm">
                <text:p text:style-name="P2"><text:span text:style-name="T1">Consensus 3</text:span></text:p>
                <draw:enhanced-geometry svg:viewBox="0 0 21600 21600" draw:type="mso-spt202" draw:enhanced-path="M 0 0 L 21600 0 21600 21600 0 21600 0 0 Z N"/>
              </draw:custom-shape>
            </draw:g>
          </draw:g>
        </draw:g>
        <draw:g>
          <draw:line draw:style-name="gr5" draw:text-style-name="P1" draw:layer="layout" svg:x1="0.123cm" svg:y1="0.116cm" svg:x2="0.127cm" svg:y2="8.159cm">
            <text:p/>
          </draw:line>
          <draw:line draw:style-name="gr5" draw:text-style-name="P1" draw:layer="layout" svg:x1="0.123cm" svg:y1="4.138cm" svg:x2="24.465cm" svg:y2="4.142cm">
            <text:p/>
          </draw:line>
          <draw:custom-shape draw:style-name="gr6" draw:text-style-name="P4" draw:layer="layout" svg:width="6.773cm" svg:height="4.127cm" svg:x="0.123cm" svg:y="2.233cm">
            <text:p/>
            <draw:enhanced-geometry svg:viewBox="0 0 1536 936" draw:type="non-primitive" draw:enhanced-path="M 0 432 C 52 684 104 936 144 864 184 792 208 0 240 0 272 0 296 864 336 864 376 864 440 0 480 0 520 0 544 864 576 864 608 864 632 0 672 0 712 0 776 864 816 864 856 864 880 0 912 0 944 0 976 864 1008 864 1040 864 1072 0 1104 0 1136 0 1160 864 1200 864 1240 864 1304 0 1344 0 1384 0 1408 792 1440 864 1472 936 1520 504 1536 432 N"/>
          </draw:custom-shape>
          <draw:custom-shape draw:style-name="gr7" draw:text-style-name="P4" draw:layer="layout" svg:width="8.89cm" svg:height="0.706cm" svg:x="6.896cm" svg:y="3.679cm">
            <text:p/>
            <draw:enhanced-geometry svg:viewBox="0 0 2016 160" draw:type="non-primitive" draw:enhanced-path="M 0 104 C 12 52 24 0 48 8 72 16 112 152 144 152 176 152 208 8 240 8 272 8 312 152 336 152 360 152 360 8 384 8 408 8 448 152 480 152 512 152 544 8 576 8 608 8 648 152 672 152 696 152 696 8 720 8 744 8 784 152 816 152 848 152 880 8 912 8 944 8 984 152 1008 152 1032 152 1032 8 1056 8 1080 8 1120 152 1152 152 1184 152 1216 8 1248 8 1280 8 1312 152 1344 152 1376 152 1416 8 1440 8 1464 8 1464 144 1488 152 1512 160 1552 56 1584 56 1616 56 1656 160 1680 152 1704 144 1704 8 1728 8 1752 8 1792 152 1824 152 1856 152 1888 16 1920 8 1952 0 2000 88 2016 104 N"/>
          </draw:custom-shape>
          <draw:custom-shape draw:style-name="gr6" draw:text-style-name="P4" draw:layer="layout" svg:width="4.657cm" svg:height="4.127cm" svg:x="15.786cm" svg:y="2.233cm">
            <text:p/>
            <draw:enhanced-geometry svg:viewBox="0 0 1056 936" draw:type="non-primitive" draw:enhanced-path="M 0 432 C 32 684 64 936 96 864 128 792 160 0 192 0 224 0 248 864 288 864 328 864 392 0 432 0 472 0 496 864 528 864 560 864 592 0 624 0 656 0 680 864 720 864 760 864 824 0 864 0 904 0 928 792 960 864 992 936 1032 504 1056 432 N"/>
          </draw:custom-shape>
          <draw:custom-shape draw:style-name="gr7" draw:text-style-name="P4" draw:layer="layout" svg:width="4.233cm" svg:height="1.129cm" svg:x="20.443cm" svg:y="3.679cm">
            <text:p/>
            <draw:enhanced-geometry svg:viewBox="0 0 960 256" draw:type="non-primitive" draw:enhanced-path="M 0 104 C 12 52 24 0 48 8 72 16 112 152 144 152 176 152 208 8 240 8 272 8 304 152 336 152 368 152 408 8 432 8 456 8 456 152 480 152 504 152 544 8 576 8 608 8 648 152 672 152 696 152 696 8 720 8 744 8 792 152 816 152 840 152 840 8 864 8 888 8 920 256 960 152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10-06T09:06:17</meta:creation-date>
    <dc:date>2011-10-06T09:09:20</dc:date>
    <dc:creator>Alberto Montresor</dc:creator>
    <meta:editing-duration>PT3M4S</meta:editing-duration>
    <meta:editing-cycles>1</meta:editing-cycles>
    <meta:document-statistic meta:object-count="28"/>
    <meta:generator>OpenOffice.org/3.3$Unix OpenOffice.org_project/330m20$Build-9567</meta:generator>
  </office:meta>
</office:document-meta>
</file>